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80735" officeooo:paragraph-rsid="00180735"/>
    </style:style>
    <style:style style:name="P8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a530a" officeooo:paragraph-rsid="001a530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11" style:family="paragraph" style:parent-style-name="Table_20_Contents">
      <style:text-properties officeooo:rsid="001a530a" officeooo:paragraph-rsid="001a530a"/>
    </style:style>
    <style:style style:name="T1" style:family="text">
      <style:text-properties officeooo:rsid="00180735"/>
    </style:style>
    <style:style style:name="T2" style:family="text">
      <style:text-properties officeooo:rsid="001a53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9.1 Retirer un article au catalogu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7"><text:span text:style-name="T2">Retirer</text:span> un article au catalogu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retirer un article dans le catalogue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11">Administateur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orsque l'utilisateur désire <text:span text:style-name="T2">retirer un article au catalogue</text:span>, il lui faut être authentifié <text:span text:style-name="T2">en tant que administrateur. Par la suite, il choisi l'article qu'il veut supprimer pour des raisons valables et il le retire du catalogue.</text:span></text:p>
      <text:p text:style-name="P3"/>
      <text:p text:style-name="P2">Scénario d'opération</text:p>
      <text:list xml:id="list5841180408819874943" text:style-name="L1">
        <text:list-item>
          <text:p text:style-name="P8">L'utilisateur s'authentifie et passe alors au status de «<text:span text:style-name="T2">administrateur</text:span>».</text:p>
        </text:list-item>
        <text:list-item>
          <text:p text:style-name="P9">L'administrateur choisi un article voulu pour le retrait de ce dernier.</text:p>
        </text:list-item>
        <text:list-item>
          <text:p text:style-name="P9">Il choisi l'option de retirer l'articl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9T17:13:50.537743943</dc:date>
    <meta:editing-duration>PT51M25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1" meta:word-count="106" meta:character-count="726" meta:non-whitespace-character-count="644"/>
  </office:meta>
</office:document-meta>
</file>